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John Doe</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John Doe,</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John Doe</text:p>
      <text:p text:style-name="NormalStyle"><text:span text:style-name="BoldStyle">Email: </text:span>johndoe@theagentcompany.com</text:p>
      <text:p text:style-name="NormalStyle"><text:span text:style-name="BoldStyle">Job Title: </text:span>Software Developer</text:p>
      <text:p text:style-name="NormalStyle"><text:span text:style-name="BoldStyle">Current Salary: </text:span>$85,000</text:p>
      <text:p text:style-name="NormalStyle"><text:span text:style-name="BoldStyle">New Salary: </text:span>$93,500</text:p>
      <text:p text:style-name="NormalStyle"><text:span text:style-name="BoldStyle">Percentage Increase: </text:span>10%</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